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rsid="0019daf0" officeooo:paragraph-rsid="0019daf0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rsid="0019daf0" officeooo:paragraph-rsid="0019daf0"/>
    </style:style>
    <style:style style:name="P3" style:family="paragraph" style:parent-style-name="Standard">
      <style:paragraph-properties fo:line-height="200%" fo:text-align="start" style:justify-single-word="false"/>
      <style:text-properties style:font-name="Times new Roman" officeooo:rsid="0019daf0" officeooo:paragraph-rsid="0019da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in Quinn</text:p>
      <text:p text:style-name="P1">Prof. Leaman</text:p>
      <text:p text:style-name="P1">LS 489: Senior Seminar</text:p>
      <text:p text:style-name="P1">6 August 2021</text:p>
      <text:p text:style-name="P2">Critical Analysis Rough Draft</text:p>
      <text:p text:style-name="P3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6T08:07:03.060324878</meta:creation-date>
    <dc:date>2021-08-06T08:12:34.013730618</dc:date>
    <meta:editing-duration>PT5M33S</meta:editing-duration>
    <meta:editing-cycles>1</meta:editing-cycles>
    <meta:document-statistic meta:table-count="0" meta:image-count="0" meta:object-count="0" meta:page-count="1" meta:paragraph-count="6" meta:word-count="15" meta:character-count="88" meta:non-whitespace-character-count="77"/>
    <meta:generator>LibreOffice/6.4.7.2$Linux_X86_64 LibreOffice_project/40$Build-2</meta:generator>
  </office:meta>
</office:document-meta>
</file>